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9822" officeooo:paragraph-rsid="00159822" style:font-weight-asian="bold" style:font-weight-complex="bold"/>
    </style:style>
    <style:style style:name="P2" style:family="paragraph" style:parent-style-name="Standard">
      <style:text-properties fo:font-weight="bold" officeooo:rsid="000b2065" officeooo:paragraph-rsid="000b2065" style:font-weight-asian="bold" style:font-weight-complex="bold"/>
    </style:style>
    <style:style style:name="P3" style:family="paragraph" style:parent-style-name="Standard">
      <style:text-properties fo:font-weight="bold" officeooo:rsid="000ec139" officeooo:paragraph-rsid="000ec139" style:font-weight-asian="bold" style:font-weight-complex="bold"/>
    </style:style>
    <style:style style:name="P4" style:family="paragraph" style:parent-style-name="Standard">
      <style:text-properties fo:font-weight="bold" officeooo:rsid="001478ea" officeooo:paragraph-rsid="001478ea" style:font-weight-asian="bold" style:font-weight-complex="bold"/>
    </style:style>
    <style:style style:name="P5" style:family="paragraph" style:parent-style-name="Standard" style:list-style-name="L1">
      <style:text-properties fo:font-weight="normal" officeooo:rsid="00159822" officeooo:paragraph-rsid="00159822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5bdef" officeooo:paragraph-rsid="0005bdef" style:font-weight-asian="normal" style:font-weight-complex="normal"/>
    </style:style>
    <style:style style:name="P7" style:family="paragraph" style:parent-style-name="Standard">
      <style:text-properties fo:font-weight="normal" officeooo:rsid="0005bdef" officeooo:paragraph-rsid="0005bdef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67949" officeooo:paragraph-rsid="00067949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ba563" officeooo:paragraph-rsid="000ba563" style:font-weight-asian="normal" style:font-weight-complex="normal"/>
    </style:style>
    <style:style style:name="P10" style:family="paragraph" style:parent-style-name="Standard">
      <style:text-properties fo:font-weight="normal" officeooo:rsid="000ba563" officeooo:paragraph-rsid="000ba563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0f232f" officeooo:paragraph-rsid="000f232f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12ae7" officeooo:paragraph-rsid="00112ae7" style:font-weight-asian="normal" style:font-weight-complex="normal"/>
    </style:style>
    <style:style style:name="P13" style:family="paragraph" style:parent-style-name="Standard">
      <style:text-properties fo:font-weight="normal" officeooo:rsid="00112ae7" officeooo:paragraph-rsid="00112ae7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14ec20" officeooo:paragraph-rsid="0014ec20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9dde2" officeooo:paragraph-rsid="00033f30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9dde2" officeooo:paragraph-rsid="0004c357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81286" officeooo:paragraph-rsid="00081286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6eb7" officeooo:paragraph-rsid="00096eb7" style:font-size-asian="10.5pt" style:font-weight-asian="normal" style:font-size-complex="12pt" style:font-weight-complex="normal"/>
    </style:style>
    <style:style style:name="T1" style:family="text">
      <style:text-properties officeooo:rsid="000b479d"/>
    </style:style>
    <style:style style:name="T2" style:family="text">
      <style:text-properties officeooo:rsid="000bbbbd"/>
    </style:style>
    <style:style style:name="T3" style:family="text">
      <style:text-properties officeooo:rsid="000f232f"/>
    </style:style>
    <style:style style:name="T4" style:family="text">
      <style:text-properties officeooo:rsid="001318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AFO</text:p>
      <text:list xml:id="list4033762754" text:style-name="L1">
        <text:list-item>
          <text:p text:style-name="P5">Debilidades:</text:p>
          <text:list>
            <text:list-item>
              <text:p text:style-name="P16">Inseguridad.</text:p>
            </text:list-item>
            <text:list-item>
              <text:p text:style-name="P16">Pasividad.</text:p>
            </text:list-item>
            <text:list-item>
              <text:p text:style-name="P17">Despistado.</text:p>
            </text:list-item>
          </text:list>
        </text:list-item>
        <text:list-item>
          <text:p text:style-name="P5">Fortalezas:</text:p>
          <text:list>
            <text:list-item>
              <text:p text:style-name="P15">Capacidad de aprendizaje.</text:p>
            </text:list-item>
            <text:list-item>
              <text:p text:style-name="P15">Facilidad para las relaciones.</text:p>
            </text:list-item>
            <text:list-item>
              <text:p text:style-name="P18">Observador.</text:p>
            </text:list-item>
          </text:list>
        </text:list-item>
        <text:list-item>
          <text:p text:style-name="P5">Amenazas:</text:p>
          <text:list>
            <text:list-item>
              <text:p text:style-name="P6">Seguridad.</text:p>
            </text:list-item>
            <text:list-item>
              <text:p text:style-name="P6">Proactividad.</text:p>
            </text:list-item>
            <text:list-item>
              <text:p text:style-name="P8">Mayor experiencia.</text:p>
            </text:list-item>
          </text:list>
        </text:list-item>
        <text:list-item>
          <text:p text:style-name="P5">Oportunidades:</text:p>
          <text:list>
            <text:list-item>
              <text:p text:style-name="P6">Trabajador.</text:p>
            </text:list-item>
            <text:list-item>
              <text:p text:style-name="P6">Extrovertido.</text:p>
            </text:list-item>
            <text:list-item>
              <text:p text:style-name="P6">Sociable.</text:p>
            </text:list-item>
          </text:list>
        </text:list-item>
      </text:list>
      <text:p text:style-name="P7"/>
      <text:p text:style-name="P2">2. <text:span text:style-name="T1">Formación permanente.</text:span></text:p>
      <text:list xml:id="list2006990774" text:style-name="L3">
        <text:list-item>
          <text:p text:style-name="P9">La formación permanente es una oportunidad a tener en cuenta a lo largo de nuestra vida ya que si nos formamos de manera permanente durante toda la vida siempre estaremos al día en cuanto a los cambios que se realicen. Gracias a esto podríamos llegar a acceder a mejores puestos de trabajos y llegar a ser una amenaza para otras personas y reducir nuestras amenazas. La formación permanente también tiene partes negativas como puede ser la inversión de nuestro tiempo e incluso dinero en algunas ocasiones. Si no disponemos de estos 2 (tiempo y dinero). <text:span text:style-name="T2">Es algo que hay que tener en cuenta para un futuro competente pero hay que estudiar bien los pros y contras.</text:span></text:p>
        </text:list-item>
      </text:list>
      <text:p text:style-name="P10"/>
      <text:p text:style-name="P3">3. <text:span text:style-name="T3">Resumen.</text:span></text:p>
      <text:list xml:id="list1755164741" text:style-name="L4">
        <text:list-item>
          <text:p text:style-name="P11">Tener en cuenta nuestros perfiles públicos en las redes sociales, ya que las empresas los miras y los tiene en cuenta. Es aconsejable Tener cuentas en páginas relacionadas con tu trabajo o con el puesto al que quieres aspirar y en Twitter y LinkedIn.</text:p>
        </text:list-item>
        <text:list-item>
          <text:p text:style-name="P12">No tengo marca personal pero tengo pensado hacerlo, <text:span text:style-name="T4">un perfil en LinkedIn, Stackoverflow, etc.</text:span></text:p>
        </text:list-item>
      </text:list>
      <text:p text:style-name="P13"/>
      <text:p text:style-name="P4">4. Emprendimiento.</text:p>
      <text:list xml:id="list615483270" text:style-name="L5">
        <text:list-item>
          <text:p text:style-name="P14">Creo que Antonio Banderas en el vídeo lleva bastante razón y es que en España buscamos mucho la comodidad, y a la vista está de las encuestas. También hay que tener en cuenta que en esta época de crisis, nadie te asegura un trabajo exceptio opositar a funcionario del Estado. Mi familia junto conmigo montamos una empresa de montaje de muebles, tuvimos varios pedidos, la publicidad, etcétera, pero tuvimos que dejarla porque a mi hermana le vino un brote fuerte de la enfermedad de Cron y estuvo hospitalizada, con pruebas, y a día de hoy sigue con pruebas cada 2/3 semanas, entonces no pudimos seguir y se abandonó.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0:23:35.572864453</meta:creation-date>
    <meta:generator>LibreOffice/6.0.7.3$Linux_X86_64 LibreOffice_project/00m0$Build-3</meta:generator>
    <dc:date>2019-02-25T11:07:28.735468514</dc:date>
    <meta:editing-duration>PT41M58S</meta:editing-duration>
    <meta:editing-cycles>21</meta:editing-cycles>
    <meta:document-statistic meta:table-count="0" meta:image-count="0" meta:object-count="0" meta:page-count="1" meta:paragraph-count="24" meta:word-count="333" meta:character-count="1924" meta:non-whitespace-character-count="1633"/>
  </office:meta>
</office:document-meta>
</file>